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8/content.xml" manifest:media-type="text/xml"/>
  <manifest:file-entry manifest:full-path="Object 5/content.xml" manifest:media-type="text/xml"/>
  <manifest:file-entry manifest:full-path="Object 7/content.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text-properties style:font-name-asian="Times New Roman"/>
    </style:style>
    <style:style style:name="P4" style:parent-style-name="Normal" style:family="paragraph">
      <style:paragraph-properties fo:text-align="center"/>
    </style:style>
    <style:style style:name="T5" style:parent-style-name="Policepardéfaut" style:family="text">
      <style:text-properties style:font-name="Cambria Math" style:font-name-asian="Times New Roman" fo:font-style="italic" style:font-style-asian="italic"/>
    </style:style>
    <style:style style:name="T6" style:parent-style-name="Policepardéfaut" style:family="text">
      <style:text-properties style:font-name="Cambria Math" style:font-name-asian="Times New Roman" fo:font-style="italic" style:font-style-asian="italic"/>
    </style:style>
    <style:style style:name="T7" style:parent-style-name="Policepardéfaut" style:family="text">
      <style:text-properties style:font-name="Cambria Math" style:font-name-complex="Cambria Math" fo:font-style="italic" style:font-style-asian="italic" fo:color="#222222" fo:font-size="10.5pt" style:font-size-asian="10.5pt" style:font-size-complex="10.5pt" fo:background-color="#FFFFFF"/>
    </style:style>
    <style:style style:name="P8" style:parent-style-name="Normal" style:family="paragraph">
      <style:text-properties style:font-name-asian="Times New Roman"/>
    </style:style>
    <style:style style:name="P9" style:parent-style-name="Paragraphedeliste" style:list-style-name="LFO1" style:family="paragraph">
      <style:text-properties style:font-name-asian="Times New Roman"/>
    </style:style>
    <style:style style:name="P10" style:parent-style-name="Paragraphedeliste" style:list-style-name="LFO1" style:family="paragraph">
      <style:text-properties style:font-name-asian="Times New Roman"/>
    </style:style>
    <style:style style:name="P11" style:parent-style-name="Normal" style:family="paragraph">
      <style:text-properties style:font-name-asian="Times New Roman"/>
    </style:style>
    <style:style style:name="P12" style:parent-style-name="Paragraphedeliste" style:list-style-name="LFO1" style:family="paragraph">
      <style:text-properties style:font-name-asian="Times New Roman"/>
    </style:style>
    <style:style style:name="P13" style:parent-style-name="Paragraphedeliste" style:list-style-name="LFO1" style:family="paragraph">
      <style:text-properties style:font-name-asian="Times New Roman"/>
    </style:style>
    <style:style style:name="P14" style:parent-style-name="Normal" style:family="paragraph">
      <style:text-properties style:font-name-asian="Times New Roman"/>
    </style:style>
    <style:style style:name="P15" style:parent-style-name="Normal" style:family="paragraph">
      <style:text-properties style:font-name-asian="Times New Roman"/>
    </style:style>
    <style:style style:name="P16" style:parent-style-name="Paragraphedeliste" style:list-style-name="LFO1" style:family="paragraph"/>
    <style:style style:name="T17" style:parent-style-name="Policepardéfaut" style:family="text">
      <style:text-properties style:font-name-asian="Times New Roman"/>
    </style:style>
    <style:style style:name="T18" style:parent-style-name="Policepardéfaut" style:family="text">
      <style:text-properties style:font-name-asian="Times New Roman"/>
    </style:style>
    <style:style style:name="T19" style:parent-style-name="Policepardéfaut" style:family="text">
      <style:text-properties style:font-name-asian="Times New Roman"/>
    </style:style>
    <style:style style:name="T20" style:parent-style-name="Policepardéfaut" style:family="text">
      <style:text-properties style:font-name-asian="Times New Roman"/>
    </style:style>
    <style:style style:name="T21" style:parent-style-name="Policepardéfaut" style:family="text">
      <style:text-properties style:font-name-asian="Times New Roman"/>
    </style:style>
    <style:style style:name="T22" style:parent-style-name="Policepardéfaut" style:family="text">
      <style:text-properties style:font-name-asian="Times New Roman" fo:font-style="italic" style:font-style-asian="italic" style:text-underline-type="single" style:text-underline-style="solid" style:text-underline-width="auto" style:text-underline-mode="continuous"/>
    </style:style>
    <style:style style:name="T23" style:parent-style-name="Policepardéfaut" style:family="text">
      <style:text-properties style:font-name-asian="Times New Roman"/>
    </style:style>
    <style:style style:name="P24" style:parent-style-name="Normal" style:family="paragraph">
      <style:paragraph-properties fo:margin-left="2.7062in" fo:text-indent="0.2437in">
        <style:tab-stops/>
      </style:paragraph-properties>
    </style:style>
    <style:style style:name="T25" style:parent-style-name="Policepardéfaut" style:family="text">
      <style:text-properties style:font-name-asian="Times New Roman"/>
    </style:style>
    <style:style style:name="T26" style:parent-style-name="Policepardéfaut" style:family="text">
      <style:text-properties style:font-name="Cambria Math" style:font-name-asian="Times New Roman"/>
    </style:style>
    <style:style style:name="P27" style:parent-style-name="Paragraphedeliste" style:list-style-name="LFO1" style:family="paragraph"/>
    <style:style style:name="T28" style:parent-style-name="Policepardéfaut" style:family="text">
      <style:text-properties style:font-name-asian="Times New Roman"/>
    </style:style>
    <style:style style:name="T29" style:parent-style-name="Policepardéfaut" style:family="text">
      <style:text-properties style:font-name-asian="Times New Roman"/>
    </style:style>
    <style:style style:name="P30" style:parent-style-name="Paragraphedeliste" style:family="paragraph">
      <style:paragraph-properties fo:margin-left="0.7395in">
        <style:tab-stops/>
      </style:paragraph-properties>
    </style:style>
    <style:style style:name="T31" style:parent-style-name="Policepardéfaut" style:family="text">
      <style:text-properties style:font-name-asian="Times New Roman"/>
    </style:style>
    <style:style style:name="T32" style:parent-style-name="Policepardéfaut" style:family="text">
      <style:text-properties style:font-name-asian="Times New Roman"/>
    </style:style>
    <style:style style:name="T33" style:parent-style-name="Policepardéfaut" style:family="text">
      <style:text-properties style:font-name-asian="Times New Roman" fo:font-style="italic" style:font-style-asian="italic" style:text-underline-type="single" style:text-underline-style="solid" style:text-underline-width="auto" style:text-underline-mode="continuous"/>
    </style:style>
    <style:style style:name="T34" style:parent-style-name="Policepardéfaut" style:family="text">
      <style:text-properties style:font-name-asian="Times New Roman"/>
    </style:style>
    <style:style style:name="P35" style:parent-style-name="Paragraphedeliste" style:family="paragraph">
      <style:paragraph-properties fo:margin-left="0.7395in">
        <style:tab-stops/>
      </style:paragraph-properties>
      <style:text-properties style:font-name-asian="Times New Roman"/>
    </style:style>
    <style:style style:name="P36" style:parent-style-name="Paragraphedeliste" style:family="paragraph">
      <style:paragraph-properties fo:margin-left="0.7395in">
        <style:tab-stops/>
      </style:paragraph-properties>
      <style:text-properties style:font-name-asian="Times New Roman"/>
    </style:style>
    <style:style style:name="T37" style:parent-style-name="Policepardéfaut" style:family="text">
      <style:text-properties style:font-name-asian="Times New Roman"/>
    </style:style>
    <style:style style:name="T38" style:parent-style-name="Policepardéfaut" style:family="text">
      <style:text-properties style:font-name-asian="Times New Roman"/>
    </style:style>
    <style:style style:name="T39" style:parent-style-name="Policepardéfaut" style:family="text">
      <style:text-properties style:font-name-asian="Times New Roman"/>
    </style:style>
    <style:style style:name="T40" style:parent-style-name="Policepardéfaut" style:family="text">
      <style:text-properties style:font-name-asian="Times New Roman"/>
    </style:style>
    <style:style style:name="T41" style:parent-style-name="Policepardéfaut" style:family="text">
      <style:text-properties style:font-name="Cambria Math" style:font-name-asian="Times New Roman"/>
    </style:style>
    <style:style style:name="T42" style:parent-style-name="Policepardéfaut" style:family="text">
      <style:text-properties style:font-name="Cambria Math" style:font-name-asian="Times New Roman"/>
    </style:style>
    <style:style style:name="T43" style:parent-style-name="Policepardéfaut" style:family="text">
      <style:text-properties style:font-name="Cambria Math" style:font-name-asian="Times New Roman"/>
    </style:style>
    <style:style style:name="T44" style:parent-style-name="Policepardéfaut" style:family="text">
      <style:text-properties style:font-name="Cambria Math" style:font-name-asian="Times New Roman"/>
    </style:style>
    <style:style style:name="T45" style:parent-style-name="Policepardéfaut" style:family="text">
      <style:text-properties style:font-name="Cambria Math" style:font-name-asian="Times New Roman"/>
    </style:style>
    <style:style style:name="T46" style:parent-style-name="Policepardéfaut" style:family="text">
      <style:text-properties style:font-name-asian="Times New Roman"/>
    </style:style>
    <style:style style:name="T47" style:parent-style-name="Policepardéfaut" style:family="text">
      <style:text-properties style:font-name-asian="Times New Roman"/>
    </style:style>
    <style:style style:name="T48" style:parent-style-name="Policepardéfaut" style:family="text">
      <style:text-properties style:font-name="Cambria Math" style:font-name-asian="Times New Roman"/>
    </style:style>
    <style:style style:name="T49" style:parent-style-name="Policepardéfaut" style:family="text">
      <style:text-properties style:font-name="Cambria Math" style:font-name-asian="Times New Roman"/>
    </style:style>
    <style:style style:name="T50" style:parent-style-name="Policepardéfaut" style:family="text">
      <style:text-properties style:font-name="Cambria Math" style:font-name-asian="Times New Roman"/>
    </style:style>
    <style:style style:name="T51" style:parent-style-name="Policepardéfaut" style:family="text">
      <style:text-properties style:font-name="Cambria Math" style:font-name-asian="Times New Roman"/>
    </style:style>
    <style:style style:name="T52" style:parent-style-name="Policepardéfaut" style:family="text">
      <style:text-properties style:font-name="Cambria Math" style:font-name-asian="Times New Roman"/>
    </style:style>
    <style:style style:name="T53" style:parent-style-name="Policepardéfaut" style:family="text">
      <style:text-properties style:font-name="Cambria Math" style:font-name-asian="Times New Roman"/>
    </style:style>
    <style:style style:name="T54" style:parent-style-name="Policepardéfaut" style:family="text">
      <style:text-properties style:font-name="Cambria Math" style:font-name-asian="Times New Roman"/>
    </style:style>
    <style:style style:name="T55" style:parent-style-name="Policepardéfaut" style:family="text">
      <style:text-properties style:font-name="Cambria Math" style:font-name-asian="Times New Roman"/>
    </style:style>
    <style:style style:name="T56" style:parent-style-name="Policepardéfaut" style:family="text">
      <style:text-properties style:font-name="Cambria Math" style:font-name-asian="Times New Roman"/>
    </style:style>
    <style:style style:name="T57" style:parent-style-name="Policepardéfaut" style:family="text">
      <style:text-properties style:font-name="Cambria Math" style:font-name-asian="Times New Roman"/>
    </style:style>
    <style:style style:name="T58" style:parent-style-name="Policepardéfaut" style:family="text">
      <style:text-properties style:font-name="Cambria Math" style:font-name-asian="Times New Roman"/>
    </style:style>
    <style:style style:name="T59" style:parent-style-name="Policepardéfaut" style:family="text">
      <style:text-properties style:font-name="Cambria Math" style:font-name-asian="Times New Roman"/>
    </style:style>
    <style:style style:name="T60" style:parent-style-name="Policepardéfaut" style:family="text">
      <style:text-properties style:font-name="Cambria Math" style:font-name-asian="Times New Roman"/>
    </style:style>
    <style:style style:name="T61" style:parent-style-name="Policepardéfaut" style:family="text">
      <style:text-properties style:font-name="Cambria Math" style:font-name-asian="Times New Roman"/>
    </style:style>
    <style:style style:name="T62" style:parent-style-name="Policepardéfaut" style:family="text">
      <style:text-properties style:font-name-asian="Times New Roman"/>
    </style:style>
    <style:style style:name="T63" style:parent-style-name="Policepardéfaut" style:family="text">
      <style:text-properties style:font-name-asian="Times New Roman"/>
    </style:style>
    <style:style style:name="T64" style:parent-style-name="Policepardéfaut" style:family="text">
      <style:text-properties style:font-name-asian="Times New Roman"/>
    </style:style>
    <style:style style:name="T65" style:parent-style-name="Policepardéfaut" style:family="text">
      <style:text-properties style:font-name-asian="Times New Roman"/>
    </style:style>
    <style:style style:name="T66" style:parent-style-name="Policepardéfaut" style:family="text">
      <style:text-properties style:font-name-asian="Times New Roman"/>
    </style:style>
    <style:style style:name="T67" style:parent-style-name="Policepardéfaut" style:family="text">
      <style:text-properties style:font-name="Cambria Math" style:font-name-asian="Times New Roman"/>
    </style:style>
    <style:style style:name="T68" style:parent-style-name="Policepardéfaut" style:family="text">
      <style:text-properties style:font-name="Cambria Math" style:font-name-asian="Times New Roman"/>
    </style:style>
    <style:style style:name="T69" style:parent-style-name="Policepardéfaut" style:family="text">
      <style:text-properties style:font-name="Cambria Math" style:font-name-asian="Times New Roman"/>
    </style:style>
    <style:style style:name="T70" style:parent-style-name="Policepardéfaut" style:family="text">
      <style:text-properties style:font-name="Cambria Math" style:font-name-asian="Times New Roman"/>
    </style:style>
    <style:style style:name="T71" style:parent-style-name="Policepardéfaut" style:family="text">
      <style:text-properties style:font-name="Cambria Math" style:font-name-asian="Times New Roman"/>
    </style:style>
    <style:style style:name="T72" style:parent-style-name="Policepardéfaut" style:family="text">
      <style:text-properties style:font-name="Cambria Math" style:font-name-asian="Times New Roman"/>
    </style:style>
    <style:style style:name="T73" style:parent-style-name="Policepardéfaut" style:family="text">
      <style:text-properties style:font-name="Cambria Math" style:font-name-asian="Times New Roman"/>
    </style:style>
    <style:style style:name="T74" style:parent-style-name="Policepardéfaut" style:family="text">
      <style:text-properties style:font-name="Cambria Math" style:font-name-asian="Times New Roman"/>
    </style:style>
    <style:style style:name="T75" style:parent-style-name="Policepardéfaut" style:family="text">
      <style:text-properties style:font-name="Cambria Math" style:font-name-asian="Times New Roman"/>
    </style:style>
    <style:style style:name="T76" style:parent-style-name="Policepardéfaut" style:family="text">
      <style:text-properties style:font-name="Cambria Math" style:font-name-asian="Times New Roman"/>
    </style:style>
    <style:style style:name="T77" style:parent-style-name="Policepardéfaut" style:family="text">
      <style:text-properties style:font-name="Cambria Math" style:font-name-asian="Times New Roman"/>
    </style:style>
    <style:style style:name="T78" style:parent-style-name="Policepardéfaut" style:family="text">
      <style:text-properties style:font-name="Cambria Math" style:font-name-asian="Times New Roman"/>
    </style:style>
    <style:style style:name="T79" style:parent-style-name="Policepardéfaut" style:family="text">
      <style:text-properties style:font-name="Cambria Math" style:font-name-asian="Times New Roman"/>
    </style:style>
    <style:style style:name="T80" style:parent-style-name="Policepardéfaut" style:family="text">
      <style:text-properties style:font-name="Cambria Math" style:font-name-asian="Times New Roman"/>
    </style:style>
    <style:style style:name="T81" style:parent-style-name="Policepardéfaut" style:family="text">
      <style:text-properties style:font-name="Cambria Math" style:font-name-asian="Times New Roman"/>
    </style:style>
    <style:style style:name="T82" style:parent-style-name="Policepardéfaut" style:family="text">
      <style:text-properties style:font-name="Cambria Math" style:font-name-asian="Times New Roman"/>
    </style:style>
    <style:style style:name="T83" style:parent-style-name="Policepardéfaut" style:family="text">
      <style:text-properties style:font-name="Cambria Math" style:font-name-asian="Times New Roman"/>
    </style:style>
    <style:style style:name="T84" style:parent-style-name="Policepardéfaut" style:family="text">
      <style:text-properties style:font-name="Cambria Math" style:font-name-asian="Times New Roman"/>
    </style:style>
    <style:style style:name="T85" style:parent-style-name="Policepardéfaut" style:family="text">
      <style:text-properties style:font-name="Cambria Math" style:font-name-asian="Times New Roman"/>
    </style:style>
    <style:style style:name="T86" style:parent-style-name="Policepardéfaut" style:family="text">
      <style:text-properties style:font-name="Cambria Math" style:font-name-asian="Times New Roman"/>
    </style:style>
    <style:style style:name="T87" style:parent-style-name="Policepardéfaut" style:family="text">
      <style:text-properties style:font-name="Cambria Math" style:font-name-asian="Times New Roman"/>
    </style:style>
    <style:style style:name="T88" style:parent-style-name="Policepardéfaut" style:family="text">
      <style:text-properties style:font-name="Cambria Math" style:font-name-asian="Times New Roman"/>
    </style:style>
    <style:style style:name="T89" style:parent-style-name="Policepardéfaut" style:family="text">
      <style:text-properties style:font-name="Cambria Math" style:font-name-asian="Times New Roman"/>
    </style:style>
    <style:style style:name="T90" style:parent-style-name="Policepardéfaut" style:family="text">
      <style:text-properties style:font-name="Cambria Math" style:font-name-asian="Times New Roman"/>
    </style:style>
    <style:style style:name="T91" style:parent-style-name="Policepardéfaut" style:family="text">
      <style:text-properties style:font-name="Cambria Math" style:font-name-asian="Times New Roman"/>
    </style:style>
    <style:style style:name="T92" style:parent-style-name="Policepardéfaut" style:family="text">
      <style:text-properties style:font-name="Cambria Math" style:font-name-asian="Times New Roman"/>
    </style:style>
    <style:style style:name="T93" style:parent-style-name="Policepardéfaut" style:family="text">
      <style:text-properties style:font-name="Cambria Math" style:font-name-asian="Times New Roman"/>
    </style:style>
    <style:style style:name="T94" style:parent-style-name="Policepardéfaut" style:family="text">
      <style:text-properties style:font-name="Cambria Math" style:font-name-asian="Times New Roman"/>
    </style:style>
    <style:style style:name="P95" style:parent-style-name="Normal" style:family="paragraph">
      <style:text-properties style:font-name-asian="Times New Roman"/>
    </style:style>
    <style:style style:name="P96" style:parent-style-name="Normal" style:family="paragraph">
      <style:paragraph-properties fo:text-align="center"/>
    </style:style>
    <style:style style:name="T97" style:parent-style-name="Policepardéfaut" style:family="text">
      <style:text-properties style:font-name-asian="Times New Roman"/>
    </style:style>
    <style:style style:name="T98" style:parent-style-name="Policepardéfaut" style:family="text">
      <style:text-properties style:font-name-asian="Times New Roman" fo:font-style="italic" style:font-style-asian="italic" style:text-underline-type="single" style:text-underline-style="solid" style:text-underline-width="auto" style:text-underline-mode="continuous"/>
    </style:style>
    <style:style style:name="T99" style:parent-style-name="Policepardéfaut" style:family="text">
      <style:text-properties style:font-name-asian="Times New Roman"/>
    </style:style>
    <style:style style:name="T100" style:parent-style-name="Policepardéfaut" style:family="text">
      <style:text-properties style:font-name="Cambria Math" style:font-name-asian="Times New Roman"/>
    </style:style>
    <style:style style:name="T101" style:parent-style-name="Policepardéfaut" style:family="text">
      <style:text-properties style:font-name="Cambria Math" style:font-name-asian="Times New Roman"/>
    </style:style>
    <style:style style:name="T102" style:parent-style-name="Policepardéfaut" style:family="text">
      <style:text-properties style:font-name="Cambria Math" style:font-name-asian="Times New Roman" fo:font-style="italic" style:font-style-asian="italic" style:text-underline-type="single" style:text-underline-style="solid" style:text-underline-width="auto" style:text-underline-mode="continuous"/>
    </style:style>
    <style:style style:name="P103" style:parent-style-name="Normal" style:family="paragraph">
      <style:paragraph-properties fo:text-align="center"/>
    </style:style>
    <style:style style:name="T104" style:parent-style-name="Policepardéfaut" style:family="text">
      <style:text-properties style:font-name="Cambria Math" style:font-name-asian="Times New Roman" fo:font-style="italic" style:font-style-asian="italic"/>
    </style:style>
    <style:style style:name="P105" style:parent-style-name="Normal" style:family="paragraph">
      <style:text-properties style:font-name="Cambria Math" style:font-name-asian="Times New Roman" fo:font-style="italic" style:font-style-asian="italic"/>
    </style:style>
    <style:style style:name="P106" style:parent-style-name="Normal" style:family="paragraph">
      <style:paragraph-properties fo:text-align="center"/>
      <style:text-properties style:font-name-asian="Times New Roman"/>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P2"><draw:frame draw:style-name="a0" text:anchor-type="as-char" svg:x="0in" svg:y="0in" svg:width="5.85417in" svg:height="0.17708in" style:rel-width="scale" style:rel-height="scale"><draw:object xlink:href="Object 1/" xlink:type="simple" xlink:show="embed" xlink:actuate="onLoad"/></draw:frame></text:p>
      <text:p text:style-name="P3"/>
      <text:p text:style-name="P4"><draw:frame draw:style-name="a1" text:anchor-type="as-char" svg:x="0in" svg:y="0in" svg:width="4.53125in" svg:height="0.17708in" style:rel-width="scale" style:rel-height="scale"><draw:object xlink:href="Object 2/" xlink:type="simple" xlink:show="embed" xlink:actuate="onLoad"/></draw:frame><text:span text:style-name="T5"><text:line-break/></text:span><draw:frame draw:style-name="a2" text:anchor-type="as-char" svg:x="0in" svg:y="0in" svg:width="5.875in" svg:height="0.17708in" style:rel-width="scale" style:rel-height="scale"><draw:object xlink:href="Object 3/" xlink:type="simple" xlink:show="embed" xlink:actuate="onLoad"/></draw:frame><text:span text:style-name="T6"><text:line-break/></text:span><draw:frame draw:style-name="a3" text:anchor-type="as-char" svg:x="0in" svg:y="0in" svg:width="6.25in" svg:height="0.17708in" style:rel-width="scale" style:rel-height="scale"><draw:object xlink:href="Object 4/" xlink:type="simple" xlink:show="embed" xlink:actuate="onLoad"/></draw:frame><text:span text:style-name="T7"><text:line-break/></text:span><draw:frame draw:style-name="a4" text:anchor-type="as-char" svg:x="0in" svg:y="0in" svg:width="6.42708in" svg:height="0.20833in" style:rel-width="scale" style:rel-height="scale"><draw:object xlink:href="Object 5/" xlink:type="simple" xlink:show="embed" xlink:actuate="onLoad"/></draw:frame></text:p>
      <text:p text:style-name="P8">On a donc transformé<text:s/>les<text:s/>2<text:s/>propriétés<text:s/>sur G intrinsèques aux instances positives de STABLE, à savoir,</text:p>
      <text:list text:style-name="LFO1" text:continue-numbering="true">
        <text:list-item>
          <text:p text:style-name="P9">Il doit exister un sous-ensemble de sommets de S, X, pour lequel tous ses sommets ne sont pas adjacents ;</text:p>
        </text:list-item>
        <text:list-item>
          <text:p text:style-name="P10">X doit contenir au moins k sommets de S ;</text:p>
        </text:list-item>
      </text:list>
      <text:p text:style-name="P11">en<text:s/>autres<text:s/>2 propriétés sur G :</text:p>
      <text:list text:style-name="LFO1" text:continue-numbering="true">
        <text:list-item>
          <text:p text:style-name="P12">Chaque sommet de S est soit un des k sommets de X, qui n’est aucun autre sommet de S, soit n’est pas dans X ;</text:p>
        </text:list-item>
        <text:list-item>
          <text:p text:style-name="P13">Si un sommet est dans X, aucun de ses adjacents ne l’est.</text:p>
        </text:list-item>
      </text:list>
      <text:p text:style-name="P14">Ces propriétés peuvent être plus facilement traduite dans un formalisme propositionnel :</text:p>
      <text:p text:style-name="P15">On associe à<text:s/>chaque sommet<text:s/>x<text:s/>une variable propositionnelle<text:s/>px, qui indiquera s’il est ou non dans un stable solution.</text:p>
      <text:list text:style-name="LFO1" text:continue-numbering="true">
        <text:list-item>
          <text:p text:style-name="P16"><text:span text:style-name="T17">De cette façon,</text:span><text:span text:style-name="T18"><text:s/>si y est un adjacent de x, alors (px =&gt; -py &amp;&amp; py =&gt; -px), ce qui se peut se traduire par<text:s/></text:span><text:span text:style-name="T19">une</text:span><text:span text:style-name="T20"><text:s/>clause</text:span><text:span text:style-name="T21">, que l’on appellera<text:s/></text:span><text:span text:style-name="T22">clause d’adjacence</text:span><text:span text:style-name="T23">,</text:span></text:p>
        </text:list-item>
      </text:list>
      <text:p text:style-name="P24"><text:span text:style-name="T25"><text:s/>(-px<text:s/></text:span><text:span text:style-name="T26">˅ -py).</text:span></text:p>
      <text:list text:style-name="LFO1" text:continue-numbering="true">
        <text:list-item>
          <text:p text:style-name="P27"><text:span text:style-name="T28">L’attribution des k sommets de X à des sommets de S peut se voir comme l’attribution d’une position dans le stable : ainsi, si x =<text:s/></text:span><draw:frame draw:style-name="a5" text:anchor-type="as-char" svg:x="0in" svg:y="0in" svg:width="0.125in" svg:height="0.17708in" style:rel-width="scale" style:rel-height="scale"><draw:object xlink:href="Object 6/" xlink:type="simple" xlink:show="embed" xlink:actuate="onLoad"/></draw:frame><text:span text:style-name="T29">, x sera le i-ème sommet de X, et aucun autre sommet de S ne sera à la i-ème position dans X.</text:span></text:p>
        </text:list-item>
      </text:list>
      <text:p text:style-name="P30"><text:span text:style-name="T31">On peut ainsi traduire cela selon la logique propositionnell</text:span><text:span text:style-name="T32">e, en un ensemble de conjonction de clauses, que l’on appellera<text:s/></text:span><text:span text:style-name="T33">conjonction de positions</text:span><text:span text:style-name="T34"> :</text:span></text:p>
      <text:p text:style-name="P35"><text:tab/><text:tab/>Soient x0 la variable propositionnelle indiquant que x n’est pas dans X, et x1,…,xk les variables propositionnelles indiquant que x est à la i-ème position, et z n’importe quel autre sommet du graphe :</text:p>
      <text:p text:style-name="P36"/>
      <text:p text:style-name="Normal"><text:span text:style-name="T37"><text:tab/></text:span><text:span text:style-name="T38"><text:tab/></text:span><text:span text:style-name="T39">(</text:span><text:span text:style-name="T40">-x0<text:s/></text:span><text:span text:style-name="T41">˅ -x1) ˄ (-x0 ˅ -x2) ˄</text:span><text:span text:style-name="T42"><text:s/>…</text:span><text:span text:style-name="T43"><text:s/>˄ (-x0 ˅ -xk)<text:s/></text:span><text:span text:style-name="T44"><text:tab/>//</text:span><text:span text:style-name="T45">Une seule position par sommet</text:span></text:p>
      <text:p text:style-name="Normal"><text:span text:style-name="T46"><text:tab/></text:span><text:span text:style-name="T47"><text:tab/></text:span><text:span text:style-name="T48">˄</text:span><text:span text:style-name="T49"><text:s/>(-x0<text:s/></text:span><text:span text:style-name="T50">˅</text:span><text:span text:style-name="T51"><text:s/>-z0)<text:s/></text:span><text:span text:style-name="T52">˄</text:span><text:span text:style-name="T53"><text:s/>(-x1<text:s/></text:span><text:span text:style-name="T54">˅</text:span><text:span text:style-name="T55"><text:s/>-z1)<text:s/></text:span><text:span text:style-name="T56">˄</text:span><text:span text:style-name="T57"><text:s/>…<text:s/></text:span><text:span text:style-name="T58">˄</text:span><text:span text:style-name="T59"><text:s/>(-xk<text:s/></text:span><text:span text:style-name="T60">˅</text:span><text:span text:style-name="T61"><text:s/>-zk)</text:span><text:span text:style-name="T62"><text:tab/></text:span><text:span text:style-name="T63">//Un seul sommet par position</text:span><text:span text:style-name="T64"><text:tab/></text:span><text:span text:style-name="T65"><text:tab/></text:span><text:span text:style-name="T66"><text:tab/></text:span><text:span text:style-name="T67">˄</text:span><text:span text:style-name="T68"><text:s/>(x0</text:span><text:span text:style-name="T69"><text:s/></text:span><text:span text:style-name="T70">˅</text:span><text:span text:style-name="T71"><text:s/>z0)<text:s/></text:span><text:span text:style-name="T72">˄</text:span><text:span text:style-name="T73"><text:s/>(x1</text:span><text:span text:style-name="T74"><text:s/></text:span><text:span text:style-name="T75">˅</text:span><text:span text:style-name="T76"><text:s/>z1)<text:s/></text:span><text:span text:style-name="T77">˄</text:span><text:span text:style-name="T78"><text:s/>…</text:span><text:span text:style-name="T79"><text:s/></text:span><text:span text:style-name="T80">˄</text:span><text:span text:style-name="T81"><text:s/>(xk</text:span><text:span text:style-name="T82"><text:s/></text:span><text:span text:style-name="T83">˅</text:span><text:span text:style-name="T84"><text:s/>zk)</text:span><text:span text:style-name="T85"><text:tab/></text:span><text:span text:style-name="T86"><text:tab/>//Toutes les positions doivent être</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attribuées</text:span></text:p>
      <text:p text:style-name="P95">En combinant ainsi ces deux types de clauses, on peut donc former une formule normale conjonctive que l’on pourra passer au problème SAT qui formalisera bien le problème STABLE, qui sera de la forme :</text:p>
      <text:p text:style-name="P96"><text:span text:style-name="T97">F =<text:s/></text:span><text:span text:style-name="T98">clauses d’adjacences</text:span><text:span text:style-name="T99"><text:s/></text:span><text:span text:style-name="T100">˄</text:span><text:span text:style-name="T101"><text:s/></text:span><text:span text:style-name="T102">conjonction de positions</text:span></text:p>
      <text:p text:style-name="P103"><draw:frame draw:style-name="a6" text:anchor-type="as-char" svg:x="0in" svg:y="0in" svg:width="1.71875in" svg:height="0.17708in" style:rel-width="scale" style:rel-height="scale"><draw:object xlink:href="Object 7/" xlink:type="simple" xlink:show="embed" xlink:actuate="onLoad"/></draw:frame><text:span text:style-name="T104"><text:line-break/></text:span><draw:frame draw:style-name="a7" text:anchor-type="as-char" svg:x="0in" svg:y="0in" svg:width="0.95833in" svg:height="0.17708in" style:rel-width="scale" style:rel-height="scale"><draw:object xlink:href="Object 8/" xlink:type="simple" xlink:show="embed" xlink:actuate="onLoad"/></draw:frame></text:p>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émi</meta:initial-creator>
    <dc:creator>Deutsch Rémi</dc:creator>
    <meta:creation-date>2017-11-25T13:52:00Z</meta:creation-date>
    <dc:date>2017-11-25T17:00:00Z</dc:date>
    <meta:template xlink:href="Normal" xlink:type="simple"/>
    <meta:editing-cycles>6</meta:editing-cycles>
    <meta:editing-duration>PT11280S</meta:editing-duration>
    <meta:document-statistic meta:page-count="2" meta:paragraph-count="5" meta:word-count="399" meta:character-count="2589" meta:row-count="18" meta:non-whitespace-character-count="2195"/>
  </office:meta>
</office:document-meta>
</file>

<file path=Object 1/content.xml><?xml version="1.0" encoding="utf-8"?>
<mml:math xmlns:mml="http://www.w3.org/1998/Math/MathML" xmlns:m="http://schemas.openxmlformats.org/officeDocument/2006/math">
  <mml:msub>
    <mml:mrow>
      <mml:mfenced separators="|">
        <mml:mrow>
          <mml:mi>G</mml:mi>
          <mml:mo>,</mml:mo>
          <mml:mi>k</mml:mi>
        </mml:mrow>
      </mml:mfenced>
      <mml:mo>∈</mml:mo>
      <mml:mi>V</mml:mi>
    </mml:mrow>
    <mml:mrow>
      <mml:mi>S</mml:mi>
      <mml:mi>T</mml:mi>
      <mml:mi>A</mml:mi>
      <mml:mi>B</mml:mi>
      <mml:mi>L</mml:mi>
      <mml:mi>E</mml:mi>
    </mml:mrow>
  </mml:msub>
  <mml:mo>=</mml:mo>
  <mml:mo>&gt;</mml:mo>
  <mml:mfenced separators="|">
    <mml:mrow>
      <mml:mi>F</mml:mi>
    </mml:mrow>
  </mml:mfenced>
  <mml:mo>∈</mml:mo>
  <mml:mi> </mml:mi>
  <mml:msub>
    <mml:mrow>
      <mml:mi>V</mml:mi>
    </mml:mrow>
    <mml:mrow>
      <mml:mi>S</mml:mi>
      <mml:mi>A</mml:mi>
      <mml:mi>T</mml:mi>
    </mml:mrow>
  </mml:msub>
  <mml:mo>,</mml:mo>
  <mml:mi> </mml:mi>
  <mml:mi>a</mml:mi>
  <mml:mi>v</mml:mi>
  <mml:mi>e</mml:mi>
  <mml:mi>c</mml:mi>
  <mml:mi> </mml:mi>
  <mml:mi>G</mml:mi>
  <mml:mo>=</mml:mo>
  <mml:mfenced separators="|">
    <mml:mrow>
      <mml:mi>S</mml:mi>
      <mml:mo>,</mml:mo>
      <mml:mi>A</mml:mi>
    </mml:mrow>
  </mml:mfenced>
  <mml:mi> </mml:mi>
  <mml:mi>e</mml:mi>
  <mml:mi>t</mml:mi>
  <mml:mi> </mml:mi>
  <mml:mi>F</mml:mi>
  <mml:mi> </mml:mi>
  <mml:mi>u</mml:mi>
  <mml:mi>n</mml:mi>
  <mml:mi>e</mml:mi>
  <mml:mi> </mml:mi>
  <mml:mi>f</mml:mi>
  <mml:mi>o</mml:mi>
  <mml:mi>r</mml:mi>
  <mml:mi>m</mml:mi>
  <mml:mi>u</mml:mi>
  <mml:mi>l</mml:mi>
  <mml:mi>e</mml:mi>
  <mml:mi> </mml:mi>
  <mml:mi>n</mml:mi>
  <mml:mi>o</mml:mi>
  <mml:mi>r</mml:mi>
  <mml:mi>m</mml:mi>
  <mml:mi>a</mml:mi>
  <mml:mi>l</mml:mi>
  <mml:mi>e</mml:mi>
  <mml:mi> </mml:mi>
  <mml:mi>c</mml:mi>
  <mml:mi>o</mml:mi>
  <mml:mi>n</mml:mi>
  <mml:mi>j</mml:mi>
  <mml:mi>o</mml:mi>
  <mml:mi>n</mml:mi>
  <mml:mi>c</mml:mi>
  <mml:mi>t</mml:mi>
  <mml:mi>i</mml:mi>
  <mml:mi>v</mml:mi>
  <mml:mi>e</mml:mi>
  <mml:mo>.</mml:mo>
</mml:math>
</file>

<file path=Object 2/content.xml><?xml version="1.0" encoding="utf-8"?>
<mml:math xmlns:mml="http://www.w3.org/1998/Math/MathML" xmlns:m="http://schemas.openxmlformats.org/officeDocument/2006/math">
  <mml:msub>
    <mml:mrow>
      <mml:mfenced separators="|">
        <mml:mrow>
          <mml:mi>G</mml:mi>
          <mml:mo>,</mml:mo>
          <mml:mi>k</mml:mi>
        </mml:mrow>
      </mml:mfenced>
      <mml:mo>∈</mml:mo>
      <mml:mi>V</mml:mi>
    </mml:mrow>
    <mml:mrow>
      <mml:mi>S</mml:mi>
      <mml:mi>T</mml:mi>
      <mml:mi>A</mml:mi>
      <mml:mi>B</mml:mi>
      <mml:mi>L</mml:mi>
      <mml:mi>E</mml:mi>
    </mml:mrow>
  </mml:msub>
  <mml:mo>=</mml:mo>
  <mml:mo>&gt;</mml:mo>
  <mml:mfenced separators="|">
    <mml:mrow>
      <mml:mo>∃</mml:mo>
      <mml:mi> </mml:mi>
      <mml:mi>X</mml:mi>
      <mml:mo>⊆</mml:mo>
      <mml:mi>S</mml:mi>
      <mml:mi> </mml:mi>
      <mml:mi>t</mml:mi>
      <mml:mi>e</mml:mi>
      <mml:mi>l</mml:mi>
      <mml:mi> </mml:mi>
      <mml:mi>q</mml:mi>
      <mml:mi>u</mml:mi>
      <mml:mi>e</mml:mi>
      <mml:mi> </mml:mi>
      <mml:mi> </mml:mi>
      <mml:mfenced open="|" close="|" separators="|">
        <mml:mrow>
          <mml:mi>X</mml:mi>
        </mml:mrow>
      </mml:mfenced>
      <mml:mo>≥</mml:mo>
      <mml:mi>k</mml:mi>
      <mml:mo>,</mml:mo>
      <mml:mi> </mml:mi>
      <mml:mi> </mml:mi>
      <mml:mi> </mml:mi>
      <mml:mo>∀</mml:mo>
      <mml:mi> </mml:mi>
      <mml:mi>x</mml:mi>
      <mml:mo>,</mml:mo>
      <mml:mi>y</mml:mi>
      <mml:mo>∈</mml:mo>
      <mml:mi>X</mml:mi>
      <mml:mo>,</mml:mo>
      <mml:mi> </mml:mi>
      <mml:mfenced separators="|">
        <mml:mrow>
          <mml:mi>x</mml:mi>
          <mml:mo>,</mml:mo>
          <mml:mi>y</mml:mi>
        </mml:mrow>
      </mml:mfenced>
      <mml:mo>∉</mml:mo>
      <mml:mi>A</mml:mi>
    </mml:mrow>
  </mml:mfenced>
</mml:math>
</file>

<file path=Object 3/content.xml><?xml version="1.0" encoding="utf-8"?>
<mml:math xmlns:mml="http://www.w3.org/1998/Math/MathML" xmlns:m="http://schemas.openxmlformats.org/officeDocument/2006/math">
  <mml:mo>=</mml:mo>
  <mml:mo>&gt;</mml:mo>
  <mml:mfenced separators="|">
    <mml:mrow>
      <mml:mo>∃</mml:mo>
      <mml:mi> </mml:mi>
      <mml:mi>X</mml:mi>
      <mml:mo>⊆</mml:mo>
      <mml:mi>S</mml:mi>
      <mml:mi> </mml:mi>
      <mml:mi>t</mml:mi>
      <mml:mi>e</mml:mi>
      <mml:mi>l</mml:mi>
      <mml:mi> </mml:mi>
      <mml:mi>q</mml:mi>
      <mml:mi>u</mml:mi>
      <mml:mi>e</mml:mi>
      <mml:mi> </mml:mi>
      <mml:mi> </mml:mi>
      <mml:mfenced open="|" close="|" separators="|">
        <mml:mrow>
          <mml:mi>X</mml:mi>
        </mml:mrow>
      </mml:mfenced>
      <mml:mo>≥</mml:mo>
      <mml:mi>k</mml:mi>
      <mml:mo>,</mml:mo>
      <mml:mi> </mml:mi>
      <mml:mi> </mml:mi>
      <mml:mo>∀</mml:mo>
      <mml:mi>x</mml:mi>
      <mml:mo>∈</mml:mo>
      <mml:mi>S</mml:mi>
      <mml:mo>,</mml:mo>
      <mml:mi> </mml:mi>
      <mml:mi> </mml:mi>
      <mml:mi>x</mml:mi>
      <mml:mo>∈</mml:mo>
      <mml:mi>X</mml:mi>
      <mml:mo>=</mml:mo>
      <mml:mo>&gt;</mml:mo>
      <mml:mi> </mml:mi>
      <mml:mo>∀</mml:mo>
      <mml:mi>y</mml:mi>
      <mml:mi> </mml:mi>
      <mml:mi>t</mml:mi>
      <mml:mi>e</mml:mi>
      <mml:mi>l</mml:mi>
      <mml:mi> </mml:mi>
      <mml:mi>q</mml:mi>
      <mml:mi>u</mml:mi>
      <mml:mi>e</mml:mi>
      <mml:mi> </mml:mi>
      <mml:mfenced separators="|">
        <mml:mrow>
          <mml:mi>x</mml:mi>
          <mml:mo>,</mml:mo>
          <mml:mi>y</mml:mi>
        </mml:mrow>
      </mml:mfenced>
      <mml:mo>∈</mml:mo>
      <mml:mi>A</mml:mi>
      <mml:mo>,</mml:mo>
      <mml:mi> </mml:mi>
      <mml:mi> </mml:mi>
      <mml:mi>y</mml:mi>
      <mml:mo>∉</mml:mo>
      <mml:mi>X</mml:mi>
    </mml:mrow>
  </mml:mfenced>
</mml:math>
</file>

<file path=Object 4/content.xml><?xml version="1.0" encoding="utf-8"?>
<mml:math xmlns:mml="http://www.w3.org/1998/Math/MathML" xmlns:m="http://schemas.openxmlformats.org/officeDocument/2006/math">
  <mml:mo>=</mml:mo>
  <mml:mo>&gt;</mml:mo>
  <mml:mfenced separators="|">
    <mml:mrow>
      <mml:mo>∃</mml:mo>
      <mml:mi> </mml:mi>
      <mml:mi>X</mml:mi>
      <mml:mo>⊆</mml:mo>
      <mml:mi>S</mml:mi>
      <mml:mo>,</mml:mo>
      <mml:mi> </mml:mi>
      <mml:msub>
        <mml:mrow>
          <mml:mi>x</mml:mi>
        </mml:mrow>
        <mml:mrow>
          <mml:mn>1</mml:mn>
        </mml:mrow>
      </mml:msub>
      <mml:mo>,</mml:mo>
      <mml:mi> </mml:mi>
      <mml:msub>
        <mml:mrow>
          <mml:mi>x</mml:mi>
        </mml:mrow>
        <mml:mrow>
          <mml:mn>2</mml:mn>
        </mml:mrow>
      </mml:msub>
      <mml:mo>,</mml:mo>
      <mml:mo>…</mml:mo>
      <mml:mo>,</mml:mo>
      <mml:mi> </mml:mi>
      <mml:msub>
        <mml:mrow>
          <mml:mi>x</mml:mi>
        </mml:mrow>
        <mml:mrow>
          <mml:mi>k</mml:mi>
        </mml:mrow>
      </mml:msub>
      <mml:mo>∈</mml:mo>
      <mml:mi>S</mml:mi>
      <mml:mo>,</mml:mo>
      <mml:mi> </mml:mi>
      <mml:mi>t</mml:mi>
      <mml:mi>e</mml:mi>
      <mml:mi>l</mml:mi>
      <mml:mi> </mml:mi>
      <mml:mi>q</mml:mi>
      <mml:mi>u</mml:mi>
      <mml:mi>e</mml:mi>
      <mml:mi> </mml:mi>
      <mml:mo>∀</mml:mo>
      <mml:mi> </mml:mi>
      <mml:msub>
        <mml:mrow>
          <mml:mi>x</mml:mi>
        </mml:mrow>
        <mml:mrow>
          <mml:mi>i</mml:mi>
        </mml:mrow>
      </mml:msub>
      <mml:mo>,</mml:mo>
      <mml:mi> </mml:mi>
      <mml:mi>i</mml:mi>
      <mml:mi> </mml:mi>
      <mml:mo>∈</mml:mo>
      <mml:mi mathvariant="double-struck">N</mml:mi>
      <mml:mo>,</mml:mo>
      <mml:mi mathvariant="normal"> </mml:mi>
      <mml:mi mathvariant="normal"> </mml:mi>
      <mml:mi mathvariant="normal"> </mml:mi>
      <mml:mn>1</mml:mn>
      <mml:mo>≤</mml:mo>
      <mml:mi mathvariant="normal">i</mml:mi>
      <mml:mo>≤</mml:mo>
      <mml:mi mathvariant="normal">k</mml:mi>
      <mml:mo>,</mml:mo>
      <mml:mi mathvariant="normal"> </mml:mi>
      <mml:msub>
        <mml:mrow>
          <mml:mi> </mml:mi>
          <mml:mi> </mml:mi>
          <mml:mi>x</mml:mi>
        </mml:mrow>
        <mml:mrow>
          <mml:mi>i</mml:mi>
        </mml:mrow>
      </mml:msub>
      <mml:mo>∈</mml:mo>
      <mml:mi>X</mml:mi>
      <mml:mo>,</mml:mo>
      <mml:mi> </mml:mi>
      <mml:mi>e</mml:mi>
      <mml:mi>t</mml:mi>
      <mml:mi> </mml:mi>
      <mml:mo>∀</mml:mo>
      <mml:mi> </mml:mi>
      <mml:mi>y</mml:mi>
      <mml:mo>∈</mml:mo>
      <mml:mi>S</mml:mi>
      <mml:mo>,</mml:mo>
      <mml:mi> </mml:mi>
      <mml:mfenced separators="|">
        <mml:mrow>
          <mml:msub>
            <mml:mrow>
              <mml:mi>x</mml:mi>
            </mml:mrow>
            <mml:mrow>
              <mml:mi>i</mml:mi>
            </mml:mrow>
          </mml:msub>
          <mml:mo>,</mml:mo>
          <mml:mi>y</mml:mi>
        </mml:mrow>
      </mml:mfenced>
      <mml:mo>∈</mml:mo>
      <mml:mi>A</mml:mi>
      <mml:mo>,</mml:mo>
      <mml:mi> </mml:mi>
      <mml:mi>y</mml:mi>
      <mml:mo>∉</mml:mo>
      <mml:mi>X</mml:mi>
    </mml:mrow>
  </mml:mfenced>
</mml:math>
</file>

<file path=Object 5/content.xml><?xml version="1.0" encoding="utf-8"?>
<mml:math xmlns:mml="http://www.w3.org/1998/Math/MathML" xmlns:m="http://schemas.openxmlformats.org/officeDocument/2006/math">
  <mml:mo>=</mml:mo>
  <mml:mo>&gt;</mml:mo>
  <mml:mo>(</mml:mo>
  <mml:mo>∃</mml:mo>
  <mml:mi> </mml:mi>
  <mml:mi>X</mml:mi>
  <mml:mo>⊆</mml:mo>
  <mml:mi>S</mml:mi>
  <mml:mo>,</mml:mo>
  <mml:mi> </mml:mi>
  <mml:msub>
    <mml:mrow>
      <mml:mi>x</mml:mi>
    </mml:mrow>
    <mml:mrow>
      <mml:mn>1</mml:mn>
    </mml:mrow>
  </mml:msub>
  <mml:mo>,</mml:mo>
  <mml:mi> </mml:mi>
  <mml:msub>
    <mml:mrow>
      <mml:mi>x</mml:mi>
    </mml:mrow>
    <mml:mrow>
      <mml:mn>2</mml:mn>
    </mml:mrow>
  </mml:msub>
  <mml:mo>,</mml:mo>
  <mml:mo>…</mml:mo>
  <mml:mo>,</mml:mo>
  <mml:mi> </mml:mi>
  <mml:msub>
    <mml:mrow>
      <mml:mi>x</mml:mi>
    </mml:mrow>
    <mml:mrow>
      <mml:mi>k</mml:mi>
    </mml:mrow>
  </mml:msub>
  <mml:mo>∈</mml:mo>
  <mml:mi>X</mml:mi>
  <mml:mo>,</mml:mo>
  <mml:mi> </mml:mi>
  <mml:mi>t</mml:mi>
  <mml:mi>e</mml:mi>
  <mml:mi>l</mml:mi>
  <mml:mi> </mml:mi>
  <mml:mi>q</mml:mi>
  <mml:mi>u</mml:mi>
  <mml:mi>e</mml:mi>
  <mml:mi> </mml:mi>
  <mml:mo>∀</mml:mo>
  <mml:mi>x</mml:mi>
  <mml:mo>,</mml:mo>
  <mml:mi> </mml:mi>
  <mml:msup>
    <mml:mrow>
      <mml:mi>x</mml:mi>
    </mml:mrow>
    <mml:mrow>
      <mml:mi>'</mml:mi>
    </mml:mrow>
  </mml:msup>
  <mml:mo>∈</mml:mo>
  <mml:mi>S</mml:mi>
  <mml:mo>,</mml:mo>
  <mml:mi> </mml:mi>
  <mml:mi> </mml:mi>
  <mml:mfenced separators="|">
    <mml:mrow>
      <mml:mo>∃</mml:mo>
      <mml:mi>j</mml:mi>
      <mml:mo>∈</mml:mo>
      <mml:mi mathvariant="double-struck">N</mml:mi>
      <mml:mo>,</mml:mo>
      <mml:mi mathvariant="normal"> </mml:mi>
      <mml:mi mathvariant="normal"> </mml:mi>
      <mml:mi mathvariant="normal"> </mml:mi>
      <mml:mn>1</mml:mn>
      <mml:mo>≤</mml:mo>
      <mml:mi mathvariant="normal">j</mml:mi>
      <mml:mo>≤</mml:mo>
      <mml:mi mathvariant="normal">k</mml:mi>
      <mml:mo>,</mml:mo>
      <mml:mi> </mml:mi>
      <mml:mi>t</mml:mi>
      <mml:mi>e</mml:mi>
      <mml:mi>l</mml:mi>
      <mml:mi> </mml:mi>
      <mml:mi>q</mml:mi>
      <mml:mi>u</mml:mi>
      <mml:mi>e</mml:mi>
      <mml:mi> </mml:mi>
      <mml:mi>x</mml:mi>
      <mml:mo>=</mml:mo>
      <mml:msub>
        <mml:mrow>
          <mml:mi>x</mml:mi>
        </mml:mrow>
        <mml:mrow>
          <mml:mi>j</mml:mi>
        </mml:mrow>
      </mml:msub>
      <mml:mo>≠</mml:mo>
      <mml:msup>
        <mml:mrow>
          <mml:mi>x</mml:mi>
        </mml:mrow>
        <mml:mrow>
          <mml:mi>'</mml:mi>
        </mml:mrow>
      </mml:msup>
      <mml:mo>,</mml:mo>
      <mml:mi> </mml:mi>
      <mml:mi>e</mml:mi>
      <mml:mi>t</mml:mi>
      <mml:mi> </mml:mi>
      <mml:mo>(</mml:mo>
      <mml:mi>x</mml:mi>
      <mml:mo>,</mml:mo>
      <mml:mi>x</mml:mi>
      <mml:mi>'</mml:mi>
    </mml:mrow>
  </mml:mfenced>
  <mml:mo>=</mml:mo>
  <mml:mo>&gt;</mml:mo>
  <mml:mi> </mml:mi>
  <mml:msup>
    <mml:mrow>
      <mml:mi>x</mml:mi>
    </mml:mrow>
    <mml:mrow>
      <mml:mi>'</mml:mi>
    </mml:mrow>
  </mml:msup>
  <mml:mo>∉</mml:mo>
  <mml:mi>X</mml:mi>
  <mml:mo>)</mml:mo>
  <mml:mi> </mml:mi>
  <mml:mi>O</mml:mi>
  <mml:mi>U</mml:mi>
  <mml:mi> </mml:mi>
  <mml:mfenced separators="|">
    <mml:mrow>
      <mml:mi>x</mml:mi>
      <mml:mo>∉</mml:mo>
      <mml:mi>X</mml:mi>
    </mml:mrow>
  </mml:mfenced>
  <mml:mi> </mml:mi>
  <mml:mi> </mml:mi>
</mml:math>
</file>

<file path=Object 6/content.xml><?xml version="1.0" encoding="utf-8"?>
<mml:math xmlns:mml="http://www.w3.org/1998/Math/MathML" xmlns:m="http://schemas.openxmlformats.org/officeDocument/2006/math">
  <mml:msub>
    <mml:mrow>
      <mml:mi>x</mml:mi>
    </mml:mrow>
    <mml:mrow>
      <mml:mi>i</mml:mi>
    </mml:mrow>
  </mml:msub>
</mml:math>
</file>

<file path=Object 7/content.xml><?xml version="1.0" encoding="utf-8"?>
<mml:math xmlns:mml="http://www.w3.org/1998/Math/MathML" xmlns:m="http://schemas.openxmlformats.org/officeDocument/2006/math">
  <mml:mo>=</mml:mo>
  <mml:mo>&gt;</mml:mo>
  <mml:mfenced separators="|">
    <mml:mrow>
      <mml:mi>F</mml:mi>
    </mml:mrow>
  </mml:mfenced>
  <mml:mi> </mml:mi>
  <mml:mi>a</mml:mi>
  <mml:mi>d</mml:mi>
  <mml:mi>m</mml:mi>
  <mml:mi>e</mml:mi>
  <mml:mi>t</mml:mi>
  <mml:mi> </mml:mi>
  <mml:mi>u</mml:mi>
  <mml:mi>n</mml:mi>
  <mml:mi> </mml:mi>
  <mml:mi>m</mml:mi>
  <mml:mi>o</mml:mi>
  <mml:mi>d</mml:mi>
  <mml:mi>è</mml:mi>
  <mml:mi>l</mml:mi>
  <mml:mi>e</mml:mi>
</mml:math>
</file>

<file path=Object 8/content.xml><?xml version="1.0" encoding="utf-8"?>
<mml:math xmlns:mml="http://www.w3.org/1998/Math/MathML" xmlns:m="http://schemas.openxmlformats.org/officeDocument/2006/math">
  <mml:mo>=</mml:mo>
  <mml:mo>&gt;</mml:mo>
  <mml:mfenced separators="|">
    <mml:mrow>
      <mml:mi>F</mml:mi>
    </mml:mrow>
  </mml:mfenced>
  <mml:mo>∈</mml:mo>
  <mml:msub>
    <mml:mrow>
      <mml:mi>V</mml:mi>
    </mml:mrow>
    <mml:mrow>
      <mml:mi>S</mml:mi>
      <mml:mi>A</mml:mi>
      <mml:mi>T</mml:mi>
    </mml:mrow>
  </mml:msub>
</mml:math>
</file>